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42pt" officeooo:rsid="0017b9f4" officeooo:paragraph-rsid="0017b9f4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officeooo:rsid="0017b9f4" officeooo:paragraph-rsid="0017b9f4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officeooo:rsid="0017b9f4" officeooo:paragraph-rsid="0017b9f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officeooo:rsid="00197671" officeooo:paragraph-rsid="0019767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officeooo:rsid="0019fea3" officeooo:paragraph-rsid="0019fea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4pt" fo:font-weight="bold" officeooo:rsid="0019fea3" officeooo:paragraph-rsid="0019fea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4pt" fo:font-weight="bold" officeooo:rsid="001a4678" officeooo:paragraph-rsid="001a467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4pt" fo:font-weight="bold" officeooo:rsid="001c40b9" officeooo:paragraph-rsid="001c40b9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fea3" style:font-weight-asian="normal" style:font-weight-complex="normal"/>
    </style:style>
    <style:style style:name="T4" style:family="text">
      <style:text-properties fo:font-weight="normal" officeooo:rsid="001a4678" style:font-weight-asian="normal" style:font-weight-complex="normal"/>
    </style:style>
    <style:style style:name="T5" style:family="text">
      <style:text-properties fo:font-weight="normal" officeooo:rsid="001c40b9" style:font-weight-asian="normal" style:font-weight-complex="normal"/>
    </style:style>
    <style:style style:name="T6" style:family="text">
      <style:text-properties officeooo:rsid="001a46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LENGUAJES DE PROGRAMACIÓN</text:p>
      <text:p text:style-name="P3"/>
      <text:p text:style-name="P2"/>
      <text:p text:style-name="P2"><text:span text:style-name="T1">Lenguaje compilado:</text:span> los lenguajes compilados son aquellos que a partir de nuestro código se genera un programa que el procesador es capaz de ejecutar directamente a través del sistema operativo.</text:p>
      <text:p text:style-name="P2"/>
      <text:p text:style-name="P4"><text:span text:style-name="T1">Lenguaje interpretado: </text:span><text:span text:style-name="T2">Es aquel que a partir de un c</text:span><text:span text:style-name="T3">ó</text:span><text:span text:style-name="T2">digo </text:span><text:span text:style-name="T3">fuente </text:span><text:span text:style-name="T2">no se compila a algo que entiende el procesador se compila a un lenguaje intermedio Bytecode. </text:span><text:span text:style-name="T3">Para poder ejecutar un lenguaje interpretado se necesita un interprete, un interprete es un programa que lee el código y ejecuta el programa paso a paso pero no lo ejecuta directamente sobre el procesador sino sobre el mismo.</text:span></text:p>
      <text:p text:style-name="P4"><text:span text:style-name="T3"/></text:p>
      <text:p text:style-name="P6">Ventajas y desventajas </text:p>
      <text:p text:style-name="P5"><text:span text:style-name="T2">Los lenguajes compilados se ejecutan mucho mas rápido, pero se requiere de un compilador acorde al procesador, no valen para cualquier arquitectura. </text:span></text:p>
      <text:p text:style-name="P5"><text:span text:style-name="T2"/></text:p>
      <text:p text:style-name="P5"><text:span text:style-name="T2">Los lenguajes interpretados son mucho las lentos pero se pueden ejecutar en cualquier arquitectura.</text:span></text:p>
      <text:p text:style-name="P5"><text:span text:style-name="T2"/></text:p>
      <text:p text:style-name="P5"><text:span text:style-name="T2"/></text:p>
      <text:p text:style-name="P6">Lenguajes h<text:span text:style-name="T6">í</text:span>bridos: <text:span text:style-name="T2">Son lenguajes interpretados cuyo </text:span><text:span text:style-name="T4">interprete es capaz de compilar al código nativo según le haga falta a esto se le llama compilador JIT o Just In Time. Tiene lo bueno del lenguaje compilado y del interprete</text:span></text:p>
      <text:p text:style-name="P7"><text:span text:style-name="T2">interpreta en cualquier plataforma y es capaz de compilar para ese procesador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Los lenguajes ademas pueden ser tipados o no tipados:</text:span></text:p>
      <text:p text:style-name="P7"><text:span text:style-name="T2"/></text:p>
      <text:p text:style-name="P7">Los lenguajes tipados<text:span text:style-name="T2"> son aquellos en los que se pueden almacenar datos pero hay que definir que tipo de dato es. </text:span></text:p>
      <text:p text:style-name="P7"><text:span text:style-name="T2"/></text:p>
      <text:p text:style-name="P7">Los lenguajes no tipados <text:span text:style-name="T2">son aquellos en los que el compilador o interprete es capaz de deducir que tipo de dato es.</text:span></text:p>
      <text:p text:style-name="P7"><text:span text:style-name="T2"/></text:p>
      <text:p text:style-name="P7"><text:span text:style-name="T2"/></text:p>
      <text:p text:style-name="P7">Aplicaciones</text:p>
      <text:p text:style-name="P8"><text:span text:style-name="T2">Todas las aplicaciones se pueden dividir en un frontEnd, lo visible y un </text:span><text:span text:style-name="T4">Backend </text:span><text:span text:style-name="T2">que es el sistema remoto que contiene la información,</text:span></text:p>
      <text:p text:style-name="P7"><text:span text:style-name="T2"/></text:p>
      <text:p text:style-name="P7">Aplicaciones Web<text:span text:style-name="T2"> tienen una arquitectura que se divide en </text:span></text:p>
      <text:p text:style-name="P7"><text:span text:style-name="T2">FrontEnd que se compone de html, css y javascript </text:span><text:span text:style-name="T5">y</text:span><text:span text:style-name="T2"> Backend,</text:span></text:p>
      <text:p text:style-name="P8"><text:span text:style-name="T2">puede estar escrito en uno o múltiples lenguajes de programación.</text:span></text:p>
      <text:p text:style-name="P8"><text:span text:style-name="T2"/></text:p>
      <text:p text:style-name="P8">Aplicaciones de escritorio </text:p>
      <text:p text:style-name="P8"><text:span text:style-name="T2"/></text:p>
      <text:p text:style-name="P8">Aplicaciones móviles<text:span text:style-name="T2"> se centran en lo que se denomina vist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5T12:07:30.981000000</meta:creation-date>
    <dc:date>2022-07-15T13:14:25.851000000</dc:date>
    <meta:editing-duration>PT11M40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18" meta:word-count="308" meta:character-count="1885" meta:non-whitespace-character-count="1590"/>
  </office:meta>
</office:document-meta>
</file>